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100000078ADC84B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center"/>
    </style:style>
    <style:style style:name="ACTIVIDADES.A" style:family="table-column">
      <style:table-column-properties style:column-width="3.3125in"/>
    </style:style>
    <style:style style:name="ACTIVIDADES.B" style:family="table-column">
      <style:table-column-properties style:column-width="2.375in"/>
    </style:style>
    <style:style style:name="ACTIVIDADES.C" style:family="table-column">
      <style:table-column-properties style:column-width="0.7938in"/>
    </style:style>
    <style:style style:name="ACTIVIDADES.A1" style:family="table-cell">
      <style:table-cell-properties style:vertical-align="middle" fo:background-color="#bdd6ee" fo:padding="0in" fo:border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in" fo:border="0.5pt solid #000000" style:writing-mode="lr-tb">
        <style:background-image/>
      </style:table-cell-properties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Pie_20_de_20_página">
      <style:paragraph-properties>
        <style:tab-stops>
          <style:tab-stop style:position="5.9272in"/>
        </style:tab-stops>
      </style:paragraph-properties>
    </style:style>
    <style:style style:name="P7" style:family="paragraph" style:parent-style-name="Text_20_body">
      <style:paragraph-properties fo:margin-top="0in" fo:margin-bottom="0.1043in" loext:contextual-spacing="false" style:line-height-at-least="0.1874in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</style:style>
    <style:style style:name="P10" style:family="paragraph" style:parent-style-name="Text_20_body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3" style:family="paragraph" style:parent-style-name="Título_20_2" style:master-page-name="MP0">
      <style:paragraph-properties fo:margin-top="0.2083in" fo:margin-bottom="0.1043in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4" style:family="paragraph" style:parent-style-name="Título_20_2">
      <style:paragraph-properties fo:margin-top="0.2083in" fo:margin-bottom="0.1043in" loext:contextual-spacing="false" fo:line-height="110%" fo:orphans="0" fo:widows="0"/>
      <style:text-properties fo:color="#5b9bd5" style:font-name="verdana" fo:font-size="22.5pt" style:font-size-asian="22.5pt"/>
    </style:style>
    <style:style style:name="P15" style:family="paragraph" style:parent-style-name="Título_20_2">
      <style:paragraph-properties fo:margin-top="0.2083in" fo:margin-bottom="0.1043in" loext:contextual-spacing="false" fo:line-height="110%" fo:orphans="0" fo:widows="0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header-rows>
          <table:table-row>
            <table:table-cell table:style-name="ACTIVIDADES.A1" office:value-type="string">
              <text:p text:style-name="P11">Nombre</text:p>
            </table:table-cell>
            <table:table-cell table:style-name="ACTIVIDADES.A1" office:value-type="string">
              <text:p text:style-name="P11">Tipo</text:p>
            </table:table-cell>
            <table:table-cell table:style-name="ACTIVIDADES.A1" office:value-type="string">
              <text:p text:style-name="P11">Población</text:p>
            </table:table-cell>
          </table:table-row>
        </table:table-header-rows>
        <table:table-row>
          <table:table-cell table:style-name="ACTIVIDADES.A2" office:value-type="string">
            <text:p text:style-name="P12">[NOMBREACT]</text:p>
          </table:table-cell>
          <table:table-cell table:style-name="ACTIVIDADES.A2" office:value-type="string">
            <text:p text:style-name="P12">[TIPOACT]</text:p>
          </table:table-cell>
          <table:table-cell table:style-name="ACTIVIDADES.A2" office:value-type="string">
            <text:p text:style-name="P12">[POBACT]</text:p>
          </table:table-cell>
        </table:table-row>
      </table:table>
      <text:h text:style-name="P14" text:outline-level="2">Contexto interno</text:h>
      <text:p text:style-name="P8">[CONTEXTOINTERNO]</text:p>
      <text:h text:style-name="P15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5" text:outline-level="2"><text:span text:style-name="Fuente_20_de_20_párrafo_20_predeter."><text:span text:style-name="T3">Logros</text:span></text:span></text:h>
      <text:p text:style-name="P10">[LOGROS]</text:p>
      <text:h text:style-name="P15" text:outline-level="2"><text:span text:style-name="Fuente_20_de_20_párrafo_20_predeter."><text:span text:style-name="T3">Avances</text:span></text:span></text:h>
      <text:p text:style-name="P10">[AVANCES]</text:p>
      <text:h text:style-name="P15" text:outline-level="2"><text:span text:style-name="Fuente_20_de_20_párrafo_20_predeter."><text:span text:style-name="T3">Dificultades</text:span></text:span></text:h>
      <text:p text:style-name="P10">[DIFICULTADES]</text:p>
      <text:h text:style-name="P15" text:outline-level="2"><text:span text:style-name="Fuente_20_de_20_párrafo_20_predeter."><text:span text:style-name="T3">Recomendaciones</text:span></text:span></text:h>
      <text:p text:style-name="P10"><text:soft-page-break/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4in" table:align="center"/>
    </style:style>
    <style:style style:name="Tabla1.A" style:family="table-column">
      <style:table-column-properties style:column-width="2.8493in"/>
    </style:style>
    <style:style style:name="Tabla1.B" style:family="table-column">
      <style:table-column-properties style:column-width="3.5507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none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5.9272in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1.5pt solid #000000" fo:padding-top="0.1382in" fo:padding-bottom="0.1457in" fo:padding-left="0.4335in" fo:padding-right="0.4335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661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2.8098in" style:rel-width="scale" svg:height="0.9819in" style:rel-height="scale" draw:z-index="1"><draw:image xlink:href="Pictures/100002010000018100000078ADC84B62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dc:title>FICHA  DE GESTIÓN Y SEGUIMIENTO</dc:title>
    <meta:initial-creator>gerenciaproyectos</meta:initial-creator>
    <meta:creation-date>2016-05-11T17:27:00Z</meta:creation-date>
    <dc:date>2016-05-11T22:11:19.932613486</dc:date>
    <meta:print-date>2009-05-05T09:06:00Z</meta:print-date>
    <meta:editing-cycles>3</meta:editing-cycles>
    <meta:editing-duration>PT17S</meta:editing-duration>
    <meta:document-statistic meta:table-count="2" meta:image-count="1" meta:object-count="0" meta:page-count="2" meta:paragraph-count="27" meta:word-count="38" meta:character-count="315" meta:non-whitespace-character-count="299"/>
    <meta:template xlink:type="simple" xlink:actuate="onRequest" xlink:title="" xlink:href="Normal"/>
  </office:meta>
</office:document-meta>
</file>